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Times New Roman" fo:font-size="14pt" officeooo:paragraph-rsid="00162a3b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paragraph-rsid="001c7ebf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Times New Roman" fo:font-size="14pt" officeooo:paragraph-rsid="001e3288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fo:language="en" fo:country="US" officeooo:rsid="00162a3b" officeooo:paragraph-rsid="00162a3b" style:font-size-asian="14pt" style:font-size-complex="14pt"/>
    </style:style>
    <style:style style:name="T1" style:family="text">
      <style:text-properties fo:language="en" fo:country="US" officeooo:rsid="00162a3b"/>
    </style:style>
    <style:style style:name="T2" style:family="text">
      <style:text-properties fo:language="en" fo:country="US" fo:font-style="italic" fo:font-weight="bold" officeooo:rsid="00151cea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italic" fo:font-weight="bold" officeooo:rsid="00162a3b" style:font-style-asian="italic" style:font-weight-asian="bold" style:font-style-complex="italic" style:font-weight-complex="bold"/>
    </style:style>
    <style:style style:name="T4" style:family="text">
      <style:text-properties fo:language="en" fo:country="US" fo:font-style="italic" fo:font-weight="bold" officeooo:rsid="0017dd1f" style:font-style-asian="italic" style:font-weight-asian="bold" style:font-style-complex="italic" style:font-weight-complex="bold"/>
    </style:style>
    <style:style style:name="T5" style:family="text">
      <style:text-properties fo:language="en" fo:country="US" fo:font-style="italic" fo:font-weight="bold" officeooo:rsid="001d8c56" style:font-style-asian="italic" style:font-weight-asian="bold" style:font-style-complex="italic" style:font-weight-complex="bold"/>
    </style:style>
    <style:style style:name="T6" style:family="text">
      <style:text-properties fo:language="en" fo:country="US" fo:font-style="italic" fo:font-weight="bold" officeooo:rsid="00166d00" style:font-style-asian="italic" style:font-weight-asian="bold" style:font-style-complex="italic" style:font-weight-complex="bold"/>
    </style:style>
    <style:style style:name="T7" style:family="text">
      <style:text-properties fo:language="en" fo:country="US" officeooo:rsid="0017dd1f"/>
    </style:style>
    <style:style style:name="T8" style:family="text">
      <style:text-properties fo:language="en" fo:country="US" officeooo:rsid="001e3288"/>
    </style:style>
    <style:style style:name="T9" style:family="text">
      <style:text-properties fo:language="en" fo:country="US" fo:font-style="normal" fo:font-weight="normal" officeooo:rsid="001e3288" style:font-style-asian="normal" style:font-weight-asian="normal" style:font-style-complex="normal" style:font-weight-complex="normal"/>
    </style:style>
    <style:style style:name="T10" style:family="text">
      <style:text-properties fo:language="en" fo:country="US" officeooo:rsid="00218ec0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3" style:family="text">
      <style:text-properties fo:language="ru" fo:country="RU" officeooo:rsid="0017dd1f"/>
    </style:style>
    <style:style style:name="T14" style:family="text">
      <style:text-properties fo:language="ru" fo:country="RU" fo:font-weight="bold" officeooo:rsid="0017dd1f" style:font-weight-asian="bold" style:font-weight-complex="bold"/>
    </style:style>
    <style:style style:name="T15" style:family="text">
      <style:text-properties fo:language="ru" fo:country="RU" fo:font-style="italic" fo:font-weight="bold" officeooo:rsid="0025fa14" style:font-style-asian="italic" style:font-weight-asian="bold" style:font-style-complex="italic" style:font-weight-complex="bold"/>
    </style:style>
    <style:style style:name="T16" style:family="text">
      <style:text-properties fo:font-style="normal" fo:font-weight="normal" officeooo:rsid="001e3288" style:font-style-asian="normal" style:font-weight-asian="normal" style:font-style-complex="normal" style:font-weight-complex="normal"/>
    </style:style>
    <style:style style:name="T17" style:family="text">
      <style:text-properties officeooo:rsid="00218ec0"/>
    </style:style>
    <style:style style:name="T1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">1 I</text:span><text:span text:style-name="T11">P-адрес узла 93.210.118.</text:span><text:span text:style-name="T12">183</text:span><text:span text:style-name="T11"> , маска подсети 255.255.255.</text:span><text:span text:style-name="T12">192</text:span><text:span text:style-name="T11"> . Найдите адрес подсети.</text:span></text:p>
      <text:p text:style-name="P1"><text:tab/><text:span text:style-name="T17">192 </text:span><text:span text:style-name="T10">bytesAND 183 = </text:span>93.210.118.<text:span text:style-name="T18">128</text:span></text:p>
      <text:p text:style-name="P1"/>
      <text:p text:style-name="P1"><text:tab/><text:span text:style-name="T2">2 </text:span><text:span text:style-name="T11">Укажите соответствие различных видов записи сетевых масок</text:span></text:p>
      <text:p text:style-name="P1"><text:tab/>/5 — 248.0.0.0</text:p>
      <text:p text:style-name="P2"><text:tab/><text:span text:style-name="T1">/8 – 255.0.0.0</text:span></text:p>
      <text:p text:style-name="P5"><text:tab/>/15 - 255.254.0.0</text:p>
      <text:p text:style-name="P2"><text:tab/>/17 — 255.255.128.0</text:p>
      <text:p text:style-name="P5"><text:tab/>/19 – 255.255.224.0</text:p>
      <text:p text:style-name="P1"><text:tab/>/25 - 255.255.255.128</text:p>
      <text:p text:style-name="P1"><text:tab/>/27 - 255.255.255.224</text:p>
      <text:p text:style-name="P1"><text:tab/>/31 - 255.255.255.254</text:p>
      <text:p text:style-name="P1"><text:tab/></text:p>
      <text:p text:style-name="P1"><text:tab/><text:span text:style-name="T3">3 </text:span><text:span text:style-name="T11">Укажите соответствие адресов различным классам</text:span></text:p>
      <text:p text:style-name="P1"><text:tab/>Класс A: Диапазон IP-адресов класса A: 1.0.0.0 ~ 127.255.255.2551. Этот класс используется для больших сетей2.</text:p>
      <text:p text:style-name="P1"><text:tab/>Класс B: Диапазон IP-адресов класса B: 128.0.0.0 ~ 191.255.255.2551. Этот класс используется для сетей среднего размера2.</text:p>
      <text:p text:style-name="P1"><text:tab/>Класс C: Диапазон IP-адресов класса C: 192.0.0.0 ~ 223.255.255.2551. Этот класс используется для малых сетей2.</text:p>
      <text:p text:style-name="P1"><text:tab/>Класс D: Диапазон IP-адресов класса D: 224.0.0.0 ~ 239.255.255.2551. Этот класс зарезервирован для многоадресной рассылки2.</text:p>
      <text:p text:style-name="P1"><text:tab/>Класс E: Диапазон IP-адресов класса E: 240.0.0.0 ~ 255.255.255.2551. Этот класс зарезервирован для исследовательских целей2.</text:p>
      <text:p text:style-name="P1"/>
      <text:p text:style-name="P1"/>
      <text:p text:style-name="P1"><text:tab/><text:span text:style-name="T6">4 </text:span><text:span text:style-name="T11">Рассчитайте маску подсети, минимально необходимую для адресации 5 хостов. Ответом является число единичных бит в маске.</text:span></text:p>
      <text:p text:style-name="P1"><text:tab/><text:span text:style-name="T7">5 + 2 = 7;</text:span></text:p>
      <text:p text:style-name="P1"><text:soft-page-break/><text:span text:style-name="T7"><text:tab/>7 </text:span><text:span text:style-name="T13">&lt;</text:span><text:span text:style-name="T7">= 2^</text:span><text:span text:style-name="T13">3</text:span><text:span text:style-name="T7"> – </text:span><text:span text:style-name="T13">ближайшее наименьшая степень двойки;</text:span></text:p>
      <text:p text:style-name="P1"><text:span text:style-name="T13"><text:tab/>32 <text:s/>- 3 = </text:span><text:span text:style-name="T14">29</text:span><text:span text:style-name="T13"> бит (единиц);</text:span></text:p>
      <text:p text:style-name="P1"/>
      <text:p text:style-name="P3"><text:tab/><text:span text:style-name="T4">5 </text:span><text:span text:style-name="T11">Рассчитайте адрес следующей подсети 182.22.119.140/26.</text:span></text:p>
      <text:p text:style-name="P3"><text:span text:style-name="T11"><text:tab/></text:span><text:span text:style-name="T16">первый адрес подсети + </text:span><text:span text:style-name="T9">2^</text:span><text:span text:style-name="T16">(32 — 26)</text:span><text:span text:style-name="T9">mod8 </text:span><text:span text:style-name="T15">= </text:span>182.22.119.192<text:line-break/></text:p>
      <text:p text:style-name="P1"><text:tab/><text:span text:style-name="T5">6 </text:span><text:span text:style-name="T11">Укажите соответствие специальный адрес в соответствии с назначением</text:span></text:p>
      <text:p text:style-name="P4"><text:tab/>- адрес частного диапазона: 10.0.0.0/8; 172.16.0.0/12; 192.168.0.0/16</text:p>
      <text:p text:style-name="P1"><text:tab/>- петлевой адрес интерфейса: <text:span text:style-name="T8">127.0.0.0/8</text:span></text:p>
      <text:p text:style-name="P4"><text:tab/>- самонастроенный адрес: 169.254.0.<text:span text:style-name="T8">0/16</text:span></text:p>
      <text:p text:style-name="P1"><text:tab/><text:span text:style-name="T8">- </text:span>адрес самоидентификации узла, <text:span text:style-name="T8">0.0.0.0/8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0T15:00:25.661000000</meta:creation-date>
    <dc:date>2024-05-20T18:39:43.304000000</dc:date>
    <meta:editing-duration>PT44M40S</meta:editing-duration>
    <meta:editing-cycles>17</meta:editing-cycles>
    <meta:generator>LibreOffice/24.2.0.3$Windows_X86_64 LibreOffice_project/da48488a73ddd66ea24cf16bbc4f7b9c08e9bea1</meta:generator>
    <meta:document-statistic meta:table-count="0" meta:image-count="0" meta:object-count="0" meta:page-count="2" meta:paragraph-count="29" meta:word-count="207" meta:character-count="1564" meta:non-whitespace-character-count="1348"/>
  </office:meta>
</office:document-meta>
</file>